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f02f4" style:font-size-asian="8pt" style:font-name-complex="Lucida Sans" style:font-size-complex="8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font-name="Lucida Sans" fo:letter-spacing="-0.007cm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style:font-name="Lucida Sans" fo:letter-spacing="-0.012cm" style:font-name-complex="Lucida Sans"/>
    </style:style>
    <style:style style:name="T19" style:family="text">
      <style:text-properties fo:color="#221f1f" style:font-name="Lucida Sans" fo:font-weight="bold" style:font-weight-asian="bold" style:font-name-complex="Lucida Sans" style:font-weight-complex="bold"/>
    </style:style>
    <style:style style:name="T2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0123b43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color="#000000" fo:letter-spacing="-0.007cm" fo:font-style="normal" officeooo:rsid="00105b3d" style:font-style-asian="normal" style:font-style-complex="normal"/>
    </style:style>
    <style:style style:name="T5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6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7" style:family="text">
      <style:text-properties fo:letter-spacing="-0.012cm"/>
    </style:style>
    <style:style style:name="T68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71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officeooo:rsid="00854325"/>
    </style:style>
    <style:style style:name="T75" style:family="text">
      <style:text-properties officeooo:rsid="01deece9"/>
    </style:style>
    <style:style style:name="T76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</table:table-row>
        <table:table-row table:style-name="Tabla4.2">
          <table:table-cell table:style-name="Tabla4.A2" office:value-type="string">
            <text:p text:style-name="P2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5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6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9"><text:text-input text:description="&lt;formatLang(line.discount)&gt;">10,5%</text:text-input></text:p>
          </table:table-cell>
          <table:table-cell table:style-name="Tabla4.A2" office:value-type="string">
            <text:p text:style-name="P37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3"><text:span text:style-name="T11"><text:text-input text:description="&lt;formatLang(line.quantity)&gt;">25,45</text:text-input></text:span><text:span text:style-name="T11"><text:s/></text:span><text:span text:style-name="T11"><text:text-input text:description="&lt;line.uom_id.name&gt;">kgs.</text:text-input></text:span></text:p>
          </table:table-cell>
          <table:table-cell table:style-name="Tabla4.A2" office:value-type="string">
            <text:p text:style-name="P38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0"><text:text-input text:description="&lt;/for&gt;">End For</text:text-input></text:p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3.023cm" style:rel-column-width="1714*"/>
    </style:style>
    <style:style style:name="Tabla1.B" style:family="table-column">
      <style:table-column-properties style:column-width="7.938cm" style:rel-column-width="4500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middle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f02f4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7" style:family="paragraph" style:parent-style-name="Frame_20_contents">
      <style:paragraph-properties fo:text-align="justify" style:justify-single-word="false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fo:letter-spacing="-0.007cm" fo:font-style="normal" officeooo:rsid="00105b3d" style:font-style-asian="normal" style:font-style-complex="normal"/>
    </style:style>
    <style:style style:name="MT2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letter-spacing="-0.007cm" fo:font-style="normal" officeooo:rsid="00123b43" style:font-style-asian="normal" style:font-style-complex="normal"/>
    </style:style>
    <style:style style:name="MT24" style:family="text">
      <style:text-properties fo:letter-spacing="-0.012cm"/>
    </style:style>
    <style:style style:name="MT25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33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4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5" style:family="text">
      <style:text-properties fo:color="#221f1f" style:font-name="Lucida Sans" fo:font-weight="bold" style:font-weight-asian="bold" style:font-name-complex="Lucida Sans" style:font-weight-complex="bold"/>
    </style:style>
    <style:style style:name="MT36" style:family="text">
      <style:text-properties fo:color="#221f1f" style:font-name="Lucida Sans" fo:letter-spacing="-0.012cm" style:font-name-complex="Lucida Sans"/>
    </style:style>
    <style:style style:name="MT37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4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style:text-position="-5% 100%" fo:font-weight="normal" officeooo:rsid="008f8dcf" style:font-weight-asian="normal" style:font-weight-complex="normal"/>
    </style:style>
    <style:style style:name="MT54" style:family="text">
      <style:text-properties style:text-position="-5% 100%" fo:font-weight="bold" officeooo:rsid="008f8dcf" style:font-weight-asian="bold" style:font-weight-complex="bold"/>
    </style:style>
    <style:style style:name="MT55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6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6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3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4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8" style:family="text">
      <style:text-properties fo:color="#221f1f" fo:letter-spacing="-0.007cm" fo:font-style="normal" officeooo:rsid="001c3d3e" style:font-style-asian="normal" style:font-style-complex="normal"/>
    </style:style>
    <style:style style:name="MT6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letter-spacing="-0.009cm"/>
    </style:style>
    <style:style style:name="MT72" style:family="text">
      <style:text-properties fo:letter-spacing="-0.016cm"/>
    </style:style>
    <style:style style:name="MT73" style:family="text">
      <style:text-properties officeooo:rsid="00854325"/>
    </style:style>
    <style:style style:name="MT74" style:family="text">
      <style:text-properties officeooo:rsid="01deece9"/>
    </style:style>
    <style:style style:name="MT75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placeholder text:placeholder-type="text" text:description="company_registry">&lt;company.company_registry&gt;</text:placeholder></text:span></text:p>
              <text:p text:style-name="MP16"><text:span text:style-name="MT19"><text:text-input text:description="&lt;if test=&quot;print_header&quot;&gt;">IF2</text:text-input></text:span><text:span text:style-name="MT20">CUIT</text:span>: <text:text-input text:description="&lt;company.partner_id.commercial_partner_id.cuit&gt;">20-31393297-9</text:text-input><text:span text:style-name="MT19"><text:text-input text:description="&lt;/if&gt;">&lt;/if&gt;</text:text-input></text:span></text:p>
              <text:p text:style-name="MP16"><text:span text:style-name="MT19"><text:text-input text:description="&lt;if test=&quot;print_header&quot;&gt;">IF2</text:text-input></text:span><text:span text:style-name="MT20">Ing. Brutos</text:span>: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8"><text:span text:style-name="MT19"><text:text-input text:description="&lt;if test=&quot;print_header&quot;&gt;">IF2</text:text-input></text:span><text:span text:style-name="MT21">Inicio de actividades</text:span><text:span text:style-name="MT22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7"><text:span text:style-name="MT23">Cliente</text:span>:<text:span text:style-name="MT24"> </text:span><text:span text:style-name="MT18"><text:placeholder text:placeholder-type="text">&lt;o.partner_id.commercial_partner_id.name&gt;</text:placeholder></text:span></text:p>
              <text:p text:style-name="MP18"/>
              <text:p text:style-name="MP19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20"/>
              <text:p text:style-name="MP21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1"><text:span text:style-name="MT28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2"><text:span text:style-name="MT33">Teléfono</text:span><text:span text:style-name="MT11">: </text:span><text:span text:style-name="MT34"><text:placeholder text:placeholder-type="text">&lt;o.partner_id.commercial_partner_id.phone&gt;</text:placeholder></text:span><text:span text:style-name="MT34"><text:s/>- </text:span><text:span text:style-name="MT35"><text:placeholder text:placeholder-type="text">&lt;o.partner_id.mobile&gt;</text:placeholder></text:span></text:p>
              <text:p text:style-name="MP23"/>
              <text:p text:style-name="MP19"><text:span text:style-name="MT33">Mail</text:span><text:span text:style-name="MT11">:</text:span><text:span text:style-name="MT36"> </text:span><text:span text:style-name="MT34"><text:placeholder text:placeholder-type="text">&lt;o.partner_id.commercial_partner_id.email&gt;</text:placeholder></text:span><text:span text:style-name="MT34"><text:s/>- </text:span><text:span text:style-name="MT34"><text:placeholder text:placeholder-type="text">&lt;o.partner_id.email&gt;</text:placeholder></text:span></text:p>
              <text:p text:style-name="MP24"/>
              <text:p text:style-name="MP25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19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6"><text:span text:style-name="MT45">Cond. Venta</text:span><text:span text:style-name="MT46">:</text:span><text:span text:style-name="MT47"> </text:span><text:span text:style-name="MT48"><text:text-input text:description="&lt;if test=&quot;eval(o.payments_widget.replace('false','False'))&quot;&gt;">IF2</text:text-input></text:span><text:span text:style-name="MT47"><text:s/></text:span><text:span text:style-name="MT49"><text:text-input text:description="&lt;eval(o.payments_widget.replace('false','False'))['content'][0]['journal_name']&gt;">30/60/90 días fin de mes</text:text-input></text:span><text:span text:style-name="MT49"><text:s/></text:span><text:span text:style-name="MT50"><text:text-input text:description="&lt;/if&gt;">&lt;/if&gt;</text:text-input></text:span></text:p>
              <text:p text:style-name="MP27"><text:span text:style-name="MT51">Vencimientos</text:span><text:span text:style-name="MT52">: </text:span><text:span text:style-name="MT52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8"><text:span text:style-name="MT53"><text:text-input text:description="&lt;o.afip_concept in ['2', '3', '4'] and &quot;Fecha servicio:&quot;&gt;">Fecha Servicio:</text:text-input></text:span><text:span text:style-name="MT53"><text:s/></text:span><text:span text:style-name="MT5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9"><text:span text:style-name="MT55">Importes expresados en </text:span><text:span text:style-name="MT56"><text:text-input text:description="&lt;o.currency_id.name or o.company_id.currency_id.name&gt;">rate</text:text-input></text:span></text:p>
              <text:p text:style-name="MP30"><text:span text:style-name="MT57">Doc. Origen</text:span><text:span text:style-name="MT58">:</text:span><text:span text:style-name="MT59"> </text:span><text:span text:style-name="MT60"><text:text-input text:description="&lt;o.origin&gt;">R1231231 – R1231321</text:text-input></text:span></text:p>
              <text:p text:style-name="MP31"><text:span text:style-name="MT61">Referencia: </text:span><text:span text:style-name="MT62"><text:placeholder text:placeholder-type="text">&lt;o.name&gt;</text:placeholder></text:span></text:p>
              <text:p text:style-name="MP31"><text:span text:style-name="MT63"><text:text-input text:description="&lt;o._fields.get('picking_ids') and o.picking_ids.mapped('voucher_ids') and 'Remitos: ' or ''&gt;">Remitos: </text:text-input></text:span><text:span text:style-name="MT64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2">Descripción</text:p>
            </table:table-cell>
            <table:table-cell table:style-name="Table10.A1" office:value-type="string">
              <text:p text:style-name="MP33"><text:span text:style-name="MT65"><text:text-input text:description="&lt;if test=&quot;not o.taxes_included&quot;&gt;">If vat discriminated</text:text-input></text:span>%<text:span text:style-name="MT66">I.V.A.</text:span><text:span text:style-name="MT67"><text:text-input text:description="&lt;/if&gt;">Ennd if</text:text-input></text:span></text:p>
            </table:table-cell>
            <table:table-cell table:style-name="Table10.A1" office:value-type="string">
              <text:p text:style-name="MP32">P. Lista</text:p>
            </table:table-cell>
            <table:table-cell table:style-name="Table10.A1" office:value-type="string">
              <text:p text:style-name="MP34">%<text:span text:style-name="MT66">Bon.</text:span></text:p>
            </table:table-cell>
            <table:table-cell table:style-name="Table10.A1" office:value-type="string">
              <text:p text:style-name="MP32">P. Neto</text:p>
            </table:table-cell>
            <table:table-cell table:style-name="Table10.A1" office:value-type="string">
              <text:p text:style-name="MP32">Cantidad</text:p>
            </table:table-cell>
            <table:table-cell table:style-name="Table10.A1" office:value-type="string">
              <text:p text:style-name="MP32">Total</text:p>
            </table:table-cell>
          </table:table-row>
        </table:table>
        <text:p text:style-name="MP3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6"><draw:frame draw:style-name="Mfr2" draw:name="image: asimage(o.image_qr,size_x=100,size_y=100)" text:anchor-type="paragraph" svg:width="3.78cm" draw:z-index="1"><draw:text-box fo:min-height="0.741cm"><text:p text:style-name="MP37"/></draw:text-box></draw:frame></text:p>
            </table:table-cell>
            <table:table-cell table:style-name="Tabla1.B4" table:number-rows-spanned="4" office:value-type="string">
              <text:p text:style-name="MP38"><text:span text:style-name="MT68">OBSERVACIONES</text:span>: <text:span text:style-name="MT69"><text:placeholder text:placeholder-type="text">&lt;o.comment&gt;</text:placeholder></text:span></text:p>
              <text:p text:style-name="MP39"><text:placeholder text:placeholder-type="text">&lt;if test="o.journal_id.afip_ws == 'wsbfe'"&gt;</text:placeholder></text:p>
              <text:p text:style-name="MP39">* EL ADQUIRENTE ASUME EL COMPROMISO, EN CARÁCTER DE DECLARACION JURADA, DE NO EXPORTAR EL BIEN DURANTE EL PLAZO DE TRES 3 AÑOS CONTADOS A PARTIR DE SU ADQUISICION</text:p>
              <text:p text:style-name="MP39"><text:placeholder text:placeholder-type="text">&lt;/if&gt;</text:placeholder></text:p>
              <text:p text:style-name="MP39"><text:placeholder text:placeholder-type="text">&lt;if test="o.document_type_id.code in ['201', '206', '211']"&gt;</text:placeholder></text:p>
              <text:p text:style-name="MP39">--</text:p>
              <text:p text:style-name="MP40"><text:placeholder text:placeholder-type="text">&lt;"CBU de PAGO: %s" % (o.partner_bank_id.cbu or "")&gt;</text:placeholder></text:p>
              <text:p text:style-name="MP39"><text:placeholder text:placeholder-type="text">&lt;/if&gt;</text:placeholder></text:p>
              <text:p text:style-name="MP39"><text:text-input text:description="&lt;if test=&quot;o.currency_id != o.company_id.currency_id or o._fields.get('move_currency_id') and o.move_currency_id&quot;&gt;">if</text:text-input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1"><text:span text:style-name="MT70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2"/>
            </table:table-cell>
            <table:table-cell table:style-name="Tabla1.E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4">IMPUESTOS</text:p>
            </table:table-cell>
            <table:table-cell table:style-name="Tabla1.D2" office:value-type="string">
              <text:p text:style-name="MP45">Base</text:p>
            </table:table-cell>
            <table:table-cell table:style-name="Tabla1.E2" office:value-type="string">
              <text:p text:style-name="MP45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6"><text:text-input text:description="&lt;for each=&quot;line in o.report_tax_line_ids&quot;&gt;">For each line</text:text-input></text:p>
              <text:p text:style-name="MP47"><text:text-input text:description="&lt;line.tax_id.description&gt;">IVA 21%</text:text-input></text:p>
              <text:p text:style-name="MP48"><text:text-input text:description="&lt;/for&gt;">End For</text:text-input></text:p>
            </table:table-cell>
            <table:table-cell table:style-name="Tabla1.D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base)&gt;">1000200,50</text:text-input></text:p>
              <text:p text:style-name="MP51"><text:text-input text:description="&lt;/for&gt;">End For</text:text-input></text:p>
            </table:table-cell>
            <table:table-cell table:style-name="Tabla1.E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2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D4" office:value-type="string">
              <text:p text:style-name="MP53"/>
            </table:table-cell>
            <table:table-cell table:style-name="Tabla1.E4" office:value-type="string">
              <text:p text:style-name="MP53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3">Son: </text:span><text:span text:style-name="MT73"><text:placeholder text:placeholder-type="text">&lt;o.currency_id.name or o.company_id.currency_id.name&gt;</text:placeholder></text:span><text:span text:style-name="MT73"><text:s/>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5"><text:span text:style-name="MT74">C</text:span>AE: <text:placeholder text:placeholder-type="text">&lt;o.afip_cae&gt;</text:placeholder><text:s/>- <text:span text:style-name="MT75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6"/>
        <text:p text:style-name="MP5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08T16:50:04.005528425</dc:date>
    <meta:editing-duration>P3DT14H33M41S</meta:editing-duration>
    <meta:editing-cycles>684</meta:editing-cycles>
    <meta:generator>LibreOffice/6.4.5.2$Linux_X86_64 LibreOffice_project/40$Build-2</meta:generator>
    <meta:document-statistic meta:table-count="6" meta:image-count="0" meta:object-count="0" meta:page-count="1" meta:paragraph-count="78" meta:word-count="441" meta:character-count="2706" meta:non-whitespace-character-count="2514"/>
  </office:meta>
</office:document-meta>
</file>